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fo:font-weight="bold" style:font-weight-asian="bold" style:font-weight-complex="bold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language="en" fo:country="GB" fo:font-style="italic" style:font-name-asian="Times New Roman" style:font-style-asian="italic" style:font-name-complex="Times New Roman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771cm" draw:z-index="0"><draw:image xlink:href="../../odt_eng/images/0078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Restricted derivatives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769cm" svg:height="1.349cm" draw:z-index="0"><draw:image xlink:href="../../odt_eng/images/0078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 </text:span></text:span><text:span text:style-name="Основной_20_шрифт_20_абзаца"><text:span text:style-name="T3"><text:s/>and implements the numerical determination of a derivative with restricted output value module as per the following formula:</text:span></text:span></text:p>
            <text:p text:style-name="P5"><text:span text:style-name="Основной_20_шрифт_20_абзаца"><text:span text:style-name="T2"><draw:frame draw:style-name="fr3" draw:name="Объект1" text:anchor-type="as-char" svg:width="4.683cm" svg:height="1.36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at each time step as relation of incremented dynamic variable to time, where <text:s/></text:span></text:span><text:span text:style-name="Основной_20_шрифт_20_абзаца"><text:span text:style-name="T2"><draw:frame draw:style-name="fr3" draw:name="Object1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Основной_20_шрифт_20_абзаца"><text:span text:style-name="T3"> is for the vector of input signals,</text:span></text:span><text:span text:style-name="Основной_20_шрифт_20_абзаца"><text:span text:style-name="T3"><draw:frame draw:style-name="fr3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3">is for the vector of output signals.</text:span></text:span></text:p>
            <text:p text:style-name="P6">Properties:</text:p>
            <text:list xml:id="list36464296981233645" text:style-name="L1">
              <text:list-item>
                <text:p text:style-name="P8"><text:span text:style-name="Основной_20_шрифт_20_абзаца"><text:span text:style-name="T3">Initial conditions – the value of output vector at </text:span></text:span><text:span text:style-name="Основной_20_шрифт_20_абзаца"><text:span text:style-name="T3"><draw:frame draw:style-name="fr3" draw:name="Объект4" text:anchor-type="as-char" svg:width="1.0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8"><text:span text:style-name="Основной_20_шрифт_20_абзаца"><text:span text:style-name="T3">Derivative maximum value – </text:span></text:span><text:span text:style-name="Основной_20_шрифт_20_абзаца"><text:span text:style-name="T3"><draw:frame draw:style-name="fr3" draw:name="Объект5" text:anchor-type="as-char" svg:width="0.55cm" svg:height="0.549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</text:list>
            <text:p text:style-name="Text_20_body"><text:span text:style-name="Основной_20_шрифт_20_абзаца"><text:span text:style-name="T5">Note:</text:span></text:span><text:span text:style-name="Основной_20_шрифт_20_абзаца"><text:span text:style-name="T3"> in order to implement the vector processing any signals to be transformed shall be “compressed” in a vector input signal by means of a typical</text:span></text:span><text:span text:style-name="Основной_20_шрифт_20_абзаца"><text:span text:style-name="T6"> Multiplexer</text:span></text:span><text:span text:style-name="Основной_20_шрифт_20_абзаца"><text:span text:style-name="T3"> uni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роизводная с ограничением</dc:title>
    <dc:creator>Александр </dc:creator>
    <meta:creation-date>2012-01-25T08:16:00Z</meta:creation-date>
    <dc:date>2012-03-04T20:18:44.18</dc:date>
    <meta:editing-cycles>70</meta:editing-cycles>
    <meta:editing-duration>PT2H28M8S</meta:editing-duration>
    <meta:document-statistic meta:table-count="1" meta:image-count="2" meta:object-count="5" meta:page-count="1" meta:paragraph-count="12" meta:word-count="102" meta:character-count="607"/>
    <meta:template xlink:type="simple" xlink:actuate="onRequest" xlink:title="" xlink:href="../../odt_eng/0078.odt/Normal.dotm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u_i(t)} over {dt}, A right 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